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Cours CAI sur Node.js </text:p>
      <text:p text:style-name="Standard"/>
      <text:p text:style-name="Standard">nodemon : permet de relancer automatiquement le code quand celui-ci à changer</text:p>
      <text:p text:style-name="Standard">package.json : fichier de dépendance </text:p>
      <text:p text:style-name="Standard">npm install nodemon –save-dev : install le package nodemon (dans node_modules) et ajoute les dépendances nécessaires au fichier package.json </text:p>
      <text:p text:style-name="Standard">npm install -g nodemon : installation sur toute la machine <text:s text:c="2"/></text:p>
      <text:p text:style-name="Standard">Rest : </text:p>
      <text:list xml:id="list6183249103082932961" text:style-name="L1">
        <text:list-item>
          <text:list>
            <text:list-item>
              <text:p text:style-name="P1">Une ressourse (on recupère toute les ressources, on utilise des noms au pluriel plutôt que des verbes dans les URI) </text:p>
            </text:list-item>
            <text:list-item>
              <text:p text:style-name="P1">Methodes (post, get, put, delete)</text:p>
            </text:list-item>
            <text:list-item>
              <text:p text:style-name="P1">Status : ( 200 : OK,Get réussi / 201 : OK,Post réussi / 400 : requête incorrecte / 401 : id nécessaire ... )</text:p>
            </text:list-item>
            <text:list-item>
              <text:p text:style-name="P1">Format d'entrée en HTTP <text:s/>(get et pos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7M40S</meta:editing-duration>
    <meta:editing-cycles>6</meta:editing-cycles>
    <meta:generator>OpenOffice/4.1.5$Win32 OpenOffice.org_project/415m1$Build-9789</meta:generator>
    <dc:date>2018-05-15T10:52:47.64</dc:date>
    <meta:document-statistic meta:table-count="0" meta:image-count="0" meta:object-count="0" meta:page-count="1" meta:paragraph-count="10" meta:word-count="112" meta:character-count="647"/>
    <meta:user-defined meta:name="Info 1"/>
    <meta:user-defined meta:name="Info 2"/>
    <meta:user-defined meta:name="Info 3"/>
    <meta:user-defined meta:name="Info 4"/>
  </office:meta>
</office:document-meta>
</file>